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303030"/>
    </style:style>
    <style:style style:name="gr1" style:family="graphic" style:parent-style-name="Titre_5f_2">
      <style:graphic-properties draw:auto-grow-width="true" fo:min-height="1.157cm" fo:min-width="5.726cm"/>
    </style:style>
    <style:style style:name="gr2" style:family="graphic" style:parent-style-name="standard">
      <style:graphic-properties draw:stroke="none" svg:stroke-width="0cm" svg:stroke-color="#ffffff" draw:marker-start-width="0.2cm" draw:marker-end-width="0.2cm" draw:fill-color="#ffd320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cm" svg:stroke-color="#ffffff" draw:marker-start-width="0.2cm" draw:marker-end-width="0.2cm" draw:fill-color="#aecf00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cm" svg:stroke-color="#ffffff" draw:marker-start-width="0.2cm" draw:marker-end-width="0.2cm" draw:fill-color="#ff950e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svg:stroke-color="#ffffff" draw:marker-start-width="0.2cm" draw:marker-end-width="0.2cm" draw:fill-color="#ff420e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ffffff" draw:marker-start-width="0.2cm" draw:marker-end-width="0.2cm" draw:fill-color="#0084d1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cm" svg:stroke-color="#ffffff" draw:marker-start-width="0.2cm" draw:marker-end-width="0.2cm" draw:fill-color="#a9a9a9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ffffff" draw:marker-start-width="0.2cm" draw:marker-end-width="0.2cm" draw:fill-color="#83caff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ffffff" draw:marker-start-width="0.2cm" draw:marker-end-width="0.2cm" draw:fill="solid" draw:fill-color="#83caff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053cm" svg:stroke-color="#fffff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4" style:family="graphic" style:parent-style-name="standard">
      <style:graphic-properties draw:stroke="none" svg:stroke-width="0cm" svg:stroke-color="#ffffff" draw:marker-start-width="0.2cm" draw:marker-end-width="0.2cm" draw:fill-color="#b2b2b2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15" style:family="graphic" style:parent-style-name="headline">
      <style:graphic-properties draw:auto-grow-width="true" fo:min-height="1.157cm" fo:min-width="5.726cm"/>
    </style:style>
    <style:style style:name="gr16" style:family="graphic" style:parent-style-name="standard">
      <style:graphic-properties draw:stroke="none" svg:stroke-width="0cm" svg:stroke-color="#ffffff" draw:marker-start-width="0.2cm" draw:marker-end-width="0.2cm" draw:fill-color="#579d1c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width="0cm" svg:stroke-color="#ffffff" draw:marker-start-width="0.2cm" draw:marker-end-width="0.2cm" draw:fill-color="#784880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P1" style:family="paragraph">
      <style:paragraph-properties fo:margin-left="0.2cm" fo:margin-right="0.3cm" fo:margin-top="0cm" fo:margin-bottom="0cm" fo:text-indent="0cm"/>
    </style:style>
    <style:style style:name="P2" style:family="paragraph">
      <style:paragraph-properties fo:margin-left="0.2cm" fo:margin-right="0.3cm" fo:margin-top="0cm" fo:margin-bottom="0cm" fo:text-indent="0cm"/>
      <style:text-properties fo:color="#ffffff" style:font-name="Open Sans Semibold" fo:font-size="24pt"/>
    </style:style>
    <style:style style:name="P3" style:family="paragraph">
      <style:paragraph-properties fo:text-align="center"/>
    </style:style>
    <style:style style:name="P4" style:family="paragraph">
      <loext:graphic-properties draw:fill-color="#ffd320"/>
      <style:paragraph-properties fo:text-align="center"/>
      <style:text-properties fo:color="#000000" style:font-name="Open Sans Semibold" fo:font-size="18pt" fo:font-weight="normal"/>
    </style:style>
    <style:style style:name="P5" style:family="paragraph">
      <loext:graphic-properties draw:fill-color="#aecf00"/>
      <style:paragraph-properties fo:text-align="center"/>
      <style:text-properties fo:color="#000000" style:font-name="Open Sans Semibold" fo:font-size="18pt" fo:font-weight="normal"/>
    </style:style>
    <style:style style:name="P6" style:family="paragraph">
      <loext:graphic-properties draw:fill-color="#ff950e"/>
      <style:paragraph-properties fo:text-align="center"/>
      <style:text-properties fo:color="#000000" style:font-name="Open Sans Semibold" fo:font-size="18pt" fo:font-weight="normal"/>
    </style:style>
    <style:style style:name="P7" style:family="paragraph">
      <loext:graphic-properties draw:fill-color="#ff420e"/>
      <style:paragraph-properties fo:text-align="center"/>
      <style:text-properties fo:color="#000000" style:font-name="Open Sans Semibold" fo:font-size="18pt" fo:font-weight="normal"/>
    </style:style>
    <style:style style:name="P8" style:family="paragraph">
      <loext:graphic-properties draw:fill-color="#0084d1"/>
      <style:paragraph-properties fo:text-align="center"/>
      <style:text-properties fo:color="#000000" style:font-name="Open Sans Semibold" fo:font-size="18pt" fo:font-weight="normal"/>
    </style:style>
    <style:style style:name="P9" style:family="paragraph">
      <loext:graphic-properties draw:fill-color="#a9a9a9"/>
      <style:paragraph-properties fo:text-align="center"/>
      <style:text-properties fo:color="#000000" style:font-name="Open Sans Semibold" fo:font-size="18pt" fo:font-weight="normal"/>
    </style:style>
    <style:style style:name="P10" style:family="paragraph">
      <loext:graphic-properties draw:fill-color="#83caff"/>
      <style:paragraph-properties fo:text-align="center"/>
      <style:text-properties fo:color="#000000" style:font-name="Open Sans Semibold" fo:font-size="18pt" fo:font-weight="normal"/>
    </style:style>
    <style:style style:name="P11" style:family="paragraph">
      <loext:graphic-properties draw:fill="solid" draw:fill-color="#83caff"/>
      <style:paragraph-properties fo:text-align="center"/>
      <style:text-properties fo:color="#000000" style:font-name="Open Sans Semibold" fo:font-size="18pt" fo:font-weight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b2b2b2"/>
      <style:paragraph-properties fo:text-align="center"/>
      <style:text-properties fo:color="#000000" style:font-name="Open Sans Semibold" fo:font-size="18pt" fo:font-weight="normal"/>
    </style:style>
    <style:style style:name="P15" style:family="paragraph">
      <loext:graphic-properties draw:fill-color="#579d1c"/>
      <style:paragraph-properties fo:text-align="center"/>
      <style:text-properties fo:color="#000000" style:font-name="Open Sans Semibold" fo:font-size="18pt" fo:font-weight="normal"/>
    </style:style>
    <style:style style:name="P16" style:family="paragraph">
      <loext:graphic-properties draw:fill-color="#784880"/>
      <style:paragraph-properties fo:text-align="center"/>
      <style:text-properties fo:color="#000000" style:font-name="Open Sans Semibold" fo:font-size="18pt" fo:font-weight="normal"/>
    </style:style>
    <style:style style:name="T1" style:family="text">
      <style:text-properties fo:color="#ffffff" style:font-name="Open Sans Semibold" fo:font-size="24pt"/>
    </style:style>
    <style:style style:name="T2" style:family="text">
      <style:text-properties fo:color="#ffffff" style:font-name="Open Sans Semibold" fo:font-size="24pt" fo:font-weight="normal" style:font-size-asian="22pt" style:font-weight-asian="normal" style:font-size-complex="22pt" style:font-weight-complex="normal"/>
    </style:style>
    <style:style style:name="T3" style:family="text">
      <style:text-properties fo:color="#000000" style:font-name="Open Sans Semibold" fo:font-size="18pt" fo:font-weight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Open Sans Semibol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226cm" svg:height="1.407cm" svg:x="0cm" svg:y="0cm">
          <draw:text-box>
            <text:p text:style-name="P1"><text:span text:style-name="T1">Prog </text:span><text:span text:style-name="T2">struct</text:span></text:p>
          </draw:text-box>
        </draw:frame>
        <draw:custom-shape draw:style-name="gr2" draw:text-style-name="P4" xml:id="id1" draw:id="id1" draw:layer="layout" svg:width="5cm" svg:height="1.5cm" svg:x="2.5cm" svg:y="4.5cm">
          <text:p text:style-name="P3"><text:span text:style-name="T3">Be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cm" svg:height="1.5cm" svg:x="2.5cm" svg:y="9.6cm">
          <text:p text:style-name="P3"><text:span text:style-name="T3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5cm" svg:height="1.5cm" svg:x="2.5cm" svg:y="7cm">
          <text:p text:style-name="P3"><text:span text:style-name="T3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5cm" svg:height="1.5cm" svg:x="11.5cm" svg:y="3.5cm">
          <text:p text:style-name="P3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5cm" svg:height="1.5cm" svg:x="11.5cm" svg:y="6cm">
          <text:p text:style-name="P3"><text:span text:style-name="T3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5cm" svg:height="1.5cm" svg:x="11.5cm" svg:y="8.5cm">
          <text:p text:style-name="P3"><text:span text:style-name="T3">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7" draw:id="id7" draw:layer="layout" svg:width="5cm" svg:height="1.5cm" svg:x="11.5cm" svg:y="11cm">
          <text:p text:style-name="P3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11" draw:id="id11" draw:layer="layout" svg:width="5cm" svg:height="1.5cm" svg:x="20.5cm" svg:y="3.5cm">
          <text:p text:style-name="P3"><text:span text:style-name="T3">1-start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9" draw:id="id9" draw:layer="layout" svg:width="5cm" svg:height="1.5cm" svg:x="20.5cm" svg:y="8.5cm">
          <text:p text:style-name="P3"><text:span text:style-name="T3">3-play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10" draw:id="id10" draw:layer="layout" svg:width="5cm" svg:height="1.5cm" svg:x="20.5cm" svg:y="6cm">
          <text:p text:style-name="P3"><text:span text:style-name="T3">2-setup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8" draw:id="id8" draw:layer="layout" svg:width="5cm" svg:height="1.5cm" svg:x="20.5cm" svg:y="11cm">
          <text:p text:style-name="P3"><text:span text:style-name="T4">4-end</text:span><text:span text:style-name="T3">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draw:type="line" svg:x1="7.5cm" svg:y1="5.25cm" svg:x2="11.5cm" svg:y2="4.25cm" draw:start-shape="id1" draw:end-shape="id2" svg:d="M7500 5250l4000-1000" svg:viewBox="0 0 4001 1001">
          <text:p/>
        </draw:connector>
        <draw:connector draw:style-name="gr10" draw:text-style-name="P12" draw:layer="layout" draw:type="line" svg:x1="7.5cm" svg:y1="7.75cm" svg:x2="11.5cm" svg:y2="6.75cm" draw:start-shape="id3" draw:end-shape="id4" svg:d="M7500 7750l4000-1000" svg:viewBox="0 0 4001 1001">
          <text:p/>
        </draw:connector>
        <draw:connector draw:style-name="gr10" draw:text-style-name="P12" draw:layer="layout" draw:type="line" svg:x1="7.5cm" svg:y1="7.75cm" svg:x2="11.5cm" svg:y2="9.25cm" draw:start-shape="id3" draw:end-shape="id5" svg:d="M7500 7750l4000 1500" svg:viewBox="0 0 4001 1501">
          <text:p/>
        </draw:connector>
        <draw:connector draw:style-name="gr10" draw:text-style-name="P12" draw:layer="layout" draw:type="line" svg:x1="7.5cm" svg:y1="10.35cm" svg:x2="11.5cm" svg:y2="11.75cm" draw:start-shape="id6" draw:end-shape="id7" svg:d="M7500 10350l4000 1400" svg:viewBox="0 0 4001 1401">
          <text:p/>
        </draw:connector>
        <draw:connector draw:style-name="gr10" draw:text-style-name="P12" draw:layer="layout" draw:type="line" svg:x1="16.5cm" svg:y1="11.75cm" svg:x2="20.5cm" svg:y2="11.75cm" draw:start-shape="id7" draw:end-shape="id8" svg:d="M16500 11750h4000" svg:viewBox="0 0 4001 1">
          <text:p/>
        </draw:connector>
        <draw:connector draw:style-name="gr10" draw:text-style-name="P12" draw:layer="layout" draw:type="line" svg:x1="16.5cm" svg:y1="9.25cm" svg:x2="20.5cm" svg:y2="9.25cm" draw:start-shape="id5" draw:end-shape="id9" svg:d="M16500 9250h4000" svg:viewBox="0 0 4001 1">
          <text:p/>
        </draw:connector>
        <draw:connector draw:style-name="gr10" draw:text-style-name="P12" draw:layer="layout" draw:type="line" svg:x1="16.5cm" svg:y1="6.75cm" svg:x2="20.5cm" svg:y2="6.75cm" draw:start-shape="id4" draw:end-shape="id10" svg:d="M16500 6750h4000" svg:viewBox="0 0 4001 1">
          <text:p/>
        </draw:connector>
        <draw:connector draw:style-name="gr10" draw:text-style-name="P12" draw:layer="layout" draw:type="line" svg:x1="16.5cm" svg:y1="4.25cm" svg:x2="20.5cm" svg:y2="4.25cm" draw:start-shape="id2" draw:end-shape="id11" svg:d="M16500 4250h4000" svg:viewBox="0 0 4001 1">
          <text:p/>
        </draw:connector>
        <draw:frame draw:style-name="gr11" draw:text-style-name="P13" draw:layer="layout" svg:width="2.293cm" svg:height="0.962cm" svg:x="3.807cm" svg:y="3.038cm">
          <draw:text-box>
            <text:p text:style-name="P3">logical</text:p>
          </draw:text-box>
        </draw:frame>
        <draw:frame draw:style-name="gr12" draw:text-style-name="P13" draw:layer="layout" svg:width="2.225cm" svg:height="0.962cm" svg:x="21.9cm" svg:y="2.038cm">
          <draw:text-box>
            <text:p text:style-name="P3">pages</text:p>
          </draw:text-box>
        </draw:frame>
        <draw:frame draw:style-name="gr13" draw:text-style-name="P13" draw:layer="layout" svg:width="3.211cm" svg:height="0.962cm" svg:x="12.4cm" svg:y="2cm">
          <draw:text-box>
            <text:p text:style-name="P3">functional</text:p>
          </draw:text-box>
        </draw:frame>
        <draw:custom-shape draw:style-name="gr14" draw:text-style-name="P14" xml:id="id12" draw:id="id12" draw:layer="layout" svg:width="5cm" svg:height="1.5cm" svg:x="20.5cm" svg:y="13.5cm">
          <text:p text:style-name="P3"><text:span text:style-name="T4">5-over</text:span><text:span text:style-name="T3">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draw:type="line" svg:x1="16.487cm" svg:y1="11.75cm" svg:x2="20.5cm" svg:y2="14.25cm" draw:end-shape="id12" draw:end-glue-point="3" svg:d="M16487 11750l4013 2500" svg:viewBox="0 0 4014 2501">
          <text:p/>
        </draw:connector>
      </draw:page>
      <draw:page draw:name="page2" draw:style-name="dp1" draw:master-page-name="Default">
        <draw:frame draw:style-name="gr15" draw:text-style-name="P2" draw:layer="layout" svg:width="6.488cm" svg:height="1.407cm" svg:x="0cm" svg:y="0cm">
          <draw:text-box>
            <text:p text:style-name="P1"><text:span text:style-name="T1">Game phases</text:span></text:p>
          </draw:text-box>
        </draw:frame>
        <draw:g>
          <draw:custom-shape draw:style-name="gr5" draw:text-style-name="P7" draw:layer="layout" svg:width="5cm" svg:height="1.5cm" svg:x="8cm" svg:y="1.925cm">
            <text:p text:style-name="P3"><text:span text:style-name="T3">Red Tur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cm" svg:height="1.5cm" svg:x="8cm" svg:y="4.425cm">
            <text:p text:style-name="P3"><text:span text:style-name="T3">Gold Tur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5cm" svg:height="1.5cm" svg:x="8cm" svg:y="6.925cm">
            <text:p text:style-name="P3"><text:span text:style-name="T3">Blue Tur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5cm" svg:height="1.5cm" svg:x="8cm" svg:y="9.425cm">
            <text:p text:style-name="P3"><text:span text:style-name="T3">Alien Tur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6" draw:layer="layout" svg:width="5cm" svg:height="1.5cm" svg:x="15cm" svg:y="6.025cm">
            <text:p text:style-name="P3"><text:span text:style-name="T3">Game Tur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5cm" svg:height="1.5cm" svg:x="15cm" svg:y="8.125cm">
            <text:p text:style-name="P3"><text:span text:style-name="T3">Alien Ev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5cm" svg:height="1.5cm" svg:x="15cm" svg:y="10.225cm">
            <text:p text:style-name="P3"><text:span text:style-name="T3">Alien Play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5cm" svg:height="1.5cm" svg:x="15cm" svg:y="12.325cm">
            <text:p text:style-name="P3"><text:span text:style-name="T3">Alien Reinf.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2" draw:layer="layout" draw:type="line" svg:x1="13cm" svg:y1="10.175cm" svg:x2="15cm" svg:y2="6.775cm" svg:d="M13000 10175l2000-3400" svg:viewBox="0 0 2001 3401">
          <text:p/>
        </draw:connector>
        <draw:connector draw:style-name="gr10" draw:text-style-name="P12" draw:layer="layout" draw:type="line" svg:x1="13cm" svg:y1="10.175cm" svg:x2="15cm" svg:y2="8.875cm" svg:d="M13000 10175l2000-1300" svg:viewBox="0 0 2001 1301">
          <text:p/>
        </draw:connector>
        <draw:connector draw:style-name="gr10" draw:text-style-name="P12" draw:layer="layout" draw:type="line" svg:x1="13cm" svg:y1="10.175cm" svg:x2="15cm" svg:y2="10.975cm" svg:d="M13000 10175l2000 800" svg:viewBox="0 0 2001 801">
          <text:p/>
        </draw:connector>
        <draw:connector draw:style-name="gr10" draw:text-style-name="P12" draw:layer="layout" draw:type="line" svg:x1="13cm" svg:y1="10.175cm" svg:x2="15cm" svg:y2="13.075cm" svg:d="M13000 10175l2000 2900" svg:viewBox="0 0 2001 2901">
          <text:p/>
        </draw:connector>
        <draw:connector draw:style-name="gr10" draw:text-style-name="P12" draw:layer="layout" draw:type="line" svg:x1="10.5cm" svg:y1="3.425cm" svg:x2="10.5cm" svg:y2="4.425cm" svg:d="M10500 3425v1000" svg:viewBox="0 0 1 1001">
          <text:p/>
        </draw:connector>
        <draw:connector draw:style-name="gr10" draw:text-style-name="P12" draw:layer="layout" draw:type="line" svg:x1="10.5cm" svg:y1="5.925cm" svg:x2="10.5cm" svg:y2="6.925cm" svg:d="M10500 5925v1000" svg:viewBox="0 0 1 1001">
          <text:p/>
        </draw:connector>
        <draw:connector draw:style-name="gr10" draw:text-style-name="P12" draw:layer="layout" draw:type="line" svg:x1="10.5cm" svg:y1="8.425cm" svg:x2="10.5cm" svg:y2="9.425cm" svg:d="M10500 8425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_5f_1" style:display-name="Titre_1" style:family="graphic" style:parent-style-name="Standard_5f_1">
      <style:graphic-properties draw:stroke="none" draw:fill="none"/>
      <style:paragraph-properties fo:margin-top="0.42cm" fo:margin-bottom="0.21cm"/>
      <style:text-properties fo:font-size="24pt"/>
    </style:style>
    <style:style style:name="Titre_5f_2" style:display-name="Titre_2" style:family="graphic" style:parent-style-name="Standard_5f_1">
      <style:graphic-properties draw:stroke="none" draw:fill="none"/>
      <style:paragraph-properties fo:margin-top="0.42cm" fo:margin-bottom="0.21cm"/>
      <style:text-properties fo:font-size="24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Windows_X86_64 LibreOffice_project/90f8dcf33c87b3705e78202e3df5142b201bd805</meta:generator>
    <dc:date>2019-05-08T13:42:58.364000000</dc:date>
    <meta:editing-duration>PT23H45M4S</meta:editing-duration>
    <meta:editing-cycles>51</meta:editing-cycles>
    <dc:subject>A* Crusade</dc:subject>
    <dc:title>Diagrams</dc:title>
    <meta:document-statistic meta:object-count="43"/>
  </office:meta>
</office:document-meta>
</file>